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3.6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he lesser known GCC optimizations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Using profile information for optim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he CPU pipe l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st CPUs today are built using pipelines</text:p>
              </text:list-item>
              <text:list-item>
                <text:p>This enables the CPU to clock at a higher rate</text:p>
              </text:list-item>
              <text:list-item>
                <text:p>This also enables the CPU to use more of it's infrastructure at the same time and so utilizing the hardware better.</text:p>
              </text:list-item>
              <text:list-item>
                <text:p>It also speed things up because computation is done in parallel.</text:p>
              </text:list-item>
              <text:list-item>
                <text:p>This is even more so in multi-core CPU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s with pipe lin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ipe line idea is heavily tied to the idea of branch prediction</text:p>
              </text:list-item>
              <text:list-item>
                <text:p>If the CPU has not yet finished certain instructions and sees a branch following them then it needs to be able to guess where the branch will go</text:p>
              </text:list-item>
              <text:list-item>
                <text:p>Otherwise the pipeline idea itself becomes problematic.</text:p>
              </text:list-item>
              <text:list-item>
                <text:p>That is because the execution of instructions in parallel at the CPU level is halted every time there is a branc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rd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hardware itself does a rudimentary form of prediction.</text:p>
              </text:list-item>
              <text:list-item>
                <text:p>The assumption of the hardware is that what happened before will happen again (order)</text:p>
              </text:list-item>
              <text:list-item>
                <text:p>This is OK and hardware does a good job even without assistance.</text:p>
              </text:list-item>
              <text:list-item>
                <text:p>This means that a random program will make the hardware miss-predict and will cause execution speed to go down.</text:p>
              </text:list-item>
              <text:list-item>
                <text:p>Example: "if(random()&lt;0.5) {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predi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hardware manufacturers allow the software layer to tell the hardware which way a branch could go using hints left inside the assembly.</text:p>
              </text:list-item>
              <text:list-item>
                <text:p>Special instructions were created for this by the hardware manufacturers</text:p>
              </text:list-item>
              <text:list-item>
                <text:p>The compiler decides whether to use hinted branches or non hinted ones.</text:p>
              </text:list-item>
              <text:list-item>
                <text:p>It will use the hinted ones only when it can guess where the branch will go.</text:p>
              </text:list-item>
              <text:list-item>
                <text:p>For instance: in a loop the branch will tend to go back to the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of branch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the compiler sees a branch not as part of a loop (if(condition)) it does not know what are the chances that the condition will evaluate to true.</text:p>
              </text:list-item>
              <text:list-item>
                <text:p>Therefor it will usually use a hint-less branch statement.</text:p>
              </text:list-item>
              <text:list-item>
                <text:p>Unless you tell it otherwise.</text:p>
              </text:list-item>
              <text:list-item>
                <text:p>There are two ways to tell the compiler which way the branch will g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rst way - explicit hinting in the softwar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can use the __builtin_expect construct to hint at the right path.</text:p>
              </text:list-item>
              <text:list-item>
                <text:p>Instead of writing "if(x) {" you write: "if(__builtin_expect((x),1)) {"</text:p>
              </text:list-item>
              <text:list-item>
                <text:p>You can wrap this in a nice macro like the Linux kernel folk did.</text:p>
              </text:list-item>
              <text:list-item>
                <text:p>The compiler will plant a hint to the CPU telling it that the branch is likely to succeed.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cond way - using profile inform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 leave your code alone.</text:p>
              </text:list-item>
              <text:list-item>
                <text:p>You compile the code with -fprofile-arcs.</text:p>
              </text:list-item>
              <text:list-item>
                <text:p>Then you run it on a typical scenario creating files which show which way branches went (auxname.gcda for each file).</text:p>
              </text:list-item>
              <text:list-item>
                <text:p>Then you compile your code again with -fbranch-probabilities which uses the gathered data to plant the right hints.</text:p>
              </text:list-item>
              <text:list-item>
                <text:p>In GCC you must compile the phases using the exact same flags (otherwise expect problems)</text:p>
              </text:list-item>
              <text:list-item>
                <text:p>See exam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cond way - PG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This whole approach is a subset of a bigger concept called PGO – Profile Generated Optimizations</text:p>
              </text:list-item>
              <text:list-item>
                <text:p>This includes the branch prediction we saw before but also other types of optimization (reordering of switch cases as an example).</text:p>
              </text:list-item>
              <text:list-item>
                <text:p>This is why you should use the more general flags -fprofile-generate and -fprofile-use which imply the previous flags and add even more profile generated optim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8T18:06:53</meta:creation-date>
    <meta:editing-duration>PT14M1S</meta:editing-duration>
    <meta:editing-cycles>5</meta:editing-cycles>
    <dc:date>2012-07-03T04:33:46</dc:date>
    <meta:generator>LibreOffice/3.5$Linux_x86 LibreOffice_project/350m1$Build-2</meta:generator>
    <meta:document-statistic meta:object-count="59"/>
  </office:meta>
</office:document-meta>
</file>